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88549" officeooo:paragraph-rsid="00188549"/>
    </style:style>
    <style:style style:name="P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1cec46" officeooo:paragraph-rsid="001cec46"/>
    </style:style>
    <style:style style:name="P3" style:family="paragraph" style:parent-style-name="Text_20_body">
      <style:paragraph-properties fo:text-align="start" style:justify-single-word="false"/>
      <style:text-properties style:text-underline-style="none" officeooo:rsid="001e9ebd" officeooo:paragraph-rsid="001e9ebd"/>
    </style:style>
    <style:style style:name="P4" style:family="paragraph" style:parent-style-name="Text_20_body">
      <style:paragraph-properties fo:text-align="start" style:justify-single-word="false"/>
      <style:text-properties style:text-underline-style="none" officeooo:rsid="00204536" officeooo:paragraph-rsid="00204536"/>
    </style:style>
    <style:style style:name="P5" style:family="paragraph" style:parent-style-name="Text_20_body">
      <style:paragraph-properties fo:text-align="start" style:justify-single-word="false"/>
      <style:text-properties style:text-underline-style="none" officeooo:rsid="00208670" officeooo:paragraph-rsid="00208670"/>
    </style:style>
    <style:style style:name="P6" style:family="paragraph" style:parent-style-name="Text_20_body" style:list-style-name="L3">
      <style:paragraph-properties fo:text-align="start" style:justify-single-word="false"/>
      <style:text-properties officeooo:paragraph-rsid="0031272e"/>
    </style:style>
    <style:style style:name="P7" style:family="paragraph" style:parent-style-name="Text_20_body">
      <style:paragraph-properties fo:text-align="start" style:justify-single-word="false"/>
      <style:text-properties officeooo:paragraph-rsid="0034f3d4"/>
    </style:style>
    <style:style style:name="P8" style:family="paragraph" style:parent-style-name="Text_20_body" style:list-style-name="L5">
      <style:paragraph-properties fo:text-align="start" style:justify-single-word="false"/>
      <style:text-properties officeooo:paragraph-rsid="006d37ae"/>
    </style:style>
    <style:style style:name="P9" style:family="paragraph" style:parent-style-name="Text_20_body" style:list-style-name="L5">
      <style:paragraph-properties fo:text-align="start" style:justify-single-word="false"/>
      <style:text-properties officeooo:paragraph-rsid="006db73b"/>
    </style:style>
    <style:style style:name="P10" style:family="paragraph" style:parent-style-name="Text_20_body">
      <style:paragraph-properties fo:text-align="start" style:justify-single-word="false"/>
      <style:text-properties fo:font-style="italic" style:text-underline-style="none" officeooo:rsid="00236e07" officeooo:paragraph-rsid="00236e07" style:font-style-asian="italic" style:font-style-complex="italic"/>
    </style:style>
    <style:style style:name="P11" style:family="paragraph" style:parent-style-name="Text_20_body">
      <style:paragraph-properties fo:text-align="start" style:justify-single-word="false"/>
      <style:text-properties fo:font-style="italic" style:text-underline-style="none" officeooo:rsid="00247790" officeooo:paragraph-rsid="00247790" style:font-style-asian="italic" style:font-style-complex="italic"/>
    </style:style>
    <style:style style:name="P12" style:family="paragraph" style:parent-style-name="Text_20_body">
      <style:paragraph-properties fo:text-align="start" style:justify-single-word="false"/>
      <style:text-properties fo:font-style="italic" officeooo:rsid="003ebc82" officeooo:paragraph-rsid="003ebc82" style:font-style-asian="italic" style:font-style-complex="italic"/>
    </style:style>
    <style:style style:name="P13" style:family="paragraph" style:parent-style-name="Text_20_body" style:list-style-name="L1">
      <style:paragraph-properties fo:text-align="start" style:justify-single-word="false"/>
      <style:text-properties fo:font-style="normal" style:text-underline-style="none" officeooo:rsid="00236e07" officeooo:paragraph-rsid="00236e07" style:font-style-asian="normal" style:font-style-complex="normal"/>
    </style:style>
    <style:style style:name="P14" style:family="paragraph" style:parent-style-name="Text_20_body" style:list-style-name="L1">
      <style:paragraph-properties fo:text-align="start" style:justify-single-word="false"/>
      <style:text-properties fo:font-style="normal" style:text-underline-style="none" officeooo:rsid="00247790" officeooo:paragraph-rsid="00247790" style:font-style-asian="normal" style:font-style-complex="normal"/>
    </style:style>
    <style:style style:name="P15" style:family="paragraph" style:parent-style-name="Text_20_body" style:list-style-name="L2">
      <style:paragraph-properties fo:text-align="start" style:justify-single-word="false"/>
      <style:text-properties fo:font-style="normal" style:text-underline-style="none" officeooo:rsid="00247790" officeooo:paragraph-rsid="00247790" style:font-style-asian="normal" style:font-style-complex="normal"/>
    </style:style>
    <style:style style:name="P16" style:family="paragraph" style:parent-style-name="Text_20_body">
      <style:paragraph-properties fo:text-align="start" style:justify-single-word="false"/>
      <style:text-properties fo:font-style="normal" style:text-underline-style="none" officeooo:rsid="002693e1" officeooo:paragraph-rsid="002693e1" style:font-style-asian="normal" style:font-style-complex="normal"/>
    </style:style>
    <style:style style:name="P17" style:family="paragraph" style:parent-style-name="Text_20_body">
      <style:paragraph-properties fo:text-align="start" style:justify-single-word="false"/>
      <style:text-properties fo:font-style="normal" style:text-underline-style="none" officeooo:rsid="002693e1" officeooo:paragraph-rsid="00282e9e" style:font-style-asian="normal" style:font-style-complex="normal"/>
    </style:style>
    <style:style style:name="P18" style:family="paragraph" style:parent-style-name="Text_20_body">
      <style:paragraph-properties fo:text-align="start" style:justify-single-word="false"/>
      <style:text-properties fo:font-style="normal" style:text-underline-style="none" officeooo:rsid="002693e1" officeooo:paragraph-rsid="002a167c" style:font-style-asian="normal" style:font-style-complex="normal"/>
    </style:style>
    <style:style style:name="P19" style:family="paragraph" style:parent-style-name="Text_20_body">
      <style:paragraph-properties fo:text-align="start" style:justify-single-word="false"/>
      <style:text-properties fo:font-style="normal" style:text-underline-style="none" officeooo:rsid="002c9148" officeooo:paragraph-rsid="002c9148" style:font-style-asian="normal" style:font-style-complex="normal"/>
    </style:style>
    <style:style style:name="P20" style:family="paragraph" style:parent-style-name="Text_20_body">
      <style:paragraph-properties fo:text-align="start" style:justify-single-word="false"/>
      <style:text-properties fo:font-style="normal" style:text-underline-style="none" officeooo:rsid="002fa8c2" officeooo:paragraph-rsid="0031272e" style:font-style-asian="normal" style:font-style-complex="normal"/>
    </style:style>
    <style:style style:name="P21" style:family="paragraph" style:parent-style-name="Text_20_body">
      <style:paragraph-properties fo:text-align="start" style:justify-single-word="false"/>
      <style:text-properties fo:font-style="normal" style:text-underline-style="none" officeooo:rsid="004628f1" officeooo:paragraph-rsid="004628f1" style:font-style-asian="normal" style:font-style-complex="normal"/>
    </style:style>
    <style:style style:name="P22" style:family="paragraph" style:parent-style-name="Text_20_body">
      <style:paragraph-properties fo:text-align="start" style:justify-single-word="false"/>
      <style:text-properties fo:font-style="normal" style:text-underline-style="none" fo:font-weight="bold" officeooo:rsid="004d9cfd" officeooo:paragraph-rsid="004d9cfd" style:font-style-asian="normal" style:font-weight-asian="bold" style:font-style-complex="normal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style="normal" style:text-underline-style="none" fo:font-weight="bold" officeooo:rsid="0054f75f" officeooo:paragraph-rsid="0054f75f" style:font-style-asian="normal" style:font-weight-asian="bold" style:font-style-complex="normal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style="normal" style:text-underline-style="none" fo:font-weight="bold" officeooo:rsid="00598fe5" officeooo:paragraph-rsid="00598fe5" style:font-style-asian="normal" style:font-weight-asian="bold" style:font-style-complex="normal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style="normal" style:text-underline-style="none" fo:font-weight="bold" officeooo:rsid="005c9d75" officeooo:paragraph-rsid="005c9d75" style:font-style-asian="normal" style:font-weight-asian="bold" style:font-style-complex="normal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tyle="normal" style:text-underline-style="none" fo:font-weight="bold" officeooo:rsid="005d9aa4" officeooo:paragraph-rsid="005d9aa4" style:font-style-asian="normal" style:font-weight-asian="bold" style:font-style-complex="normal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4e5204" officeooo:paragraph-rsid="004e5204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5575f1" officeooo:paragraph-rsid="005575f1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5ad04d" officeooo:paragraph-rsid="005ad04d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5c9d75" officeooo:paragraph-rsid="005c9d75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5d9aa4" officeooo:paragraph-rsid="005d9aa4" style:font-style-asian="normal" style:font-weight-asian="normal" style:font-style-complex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6122ac" officeooo:paragraph-rsid="0064a6b7" style:font-style-asian="normal" style:font-weight-asian="normal" style:font-style-complex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6122ac" officeooo:paragraph-rsid="0066dc67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66dc67" officeooo:paragraph-rsid="0066dc67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687da1" officeooo:paragraph-rsid="00687da1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6b1bed" officeooo:paragraph-rsid="006b1bed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6d37ae" officeooo:paragraph-rsid="006d37ae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style="normal" officeooo:rsid="0040ce36" officeooo:paragraph-rsid="0040ce36" style:font-style-asian="normal" style:font-style-complex="normal"/>
    </style:style>
    <style:style style:name="P39" style:family="paragraph" style:parent-style-name="Text_20_body">
      <style:paragraph-properties fo:text-align="start" style:justify-single-word="false"/>
      <style:text-properties fo:font-style="normal" style:text-underline-style="solid" style:text-underline-width="auto" style:text-underline-color="font-color" officeooo:rsid="0044346c" officeooo:paragraph-rsid="0044346c" style:font-style-asian="normal" style:font-style-complex="normal"/>
    </style:style>
    <style:style style:name="P40" style:family="paragraph" style:parent-style-name="Text_20_body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60e045" officeooo:paragraph-rsid="0060e045" style:font-style-asian="normal" style:font-weight-asian="normal" style:font-style-complex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style="normal" fo:font-weight="bold" officeooo:rsid="0048baa0" officeooo:paragraph-rsid="0048baa0" style:font-style-asian="normal" style:font-weight-asian="bold" style:font-style-complex="normal" style:font-weight-complex="bold"/>
    </style:style>
    <style:style style:name="P42" style:family="paragraph" style:parent-style-name="Text_20_body">
      <style:paragraph-properties fo:text-align="start" style:justify-single-word="false"/>
      <style:text-properties fo:font-style="normal" fo:font-weight="bold" officeooo:rsid="00496d7e" officeooo:paragraph-rsid="00496d7e" style:font-style-asian="normal" style:font-weight-asian="bold" style:font-style-complex="normal" style:font-weight-complex="bold"/>
    </style:style>
    <style:style style:name="P43" style:family="paragraph" style:parent-style-name="Text_20_body">
      <style:paragraph-properties fo:text-align="start" style:justify-single-word="false"/>
      <style:text-properties fo:font-style="normal" fo:font-weight="normal" officeooo:rsid="0049d93f" officeooo:paragraph-rsid="0049d93f" style:font-style-asian="normal" style:font-weight-asian="normal" style:font-style-complex="normal" style:font-weight-complex="normal"/>
    </style:style>
    <style:style style:name="P44" style:family="paragraph" style:parent-style-name="Text_20_body" style:list-style-name="L3">
      <style:paragraph-properties fo:text-align="start" style:justify-single-word="false"/>
      <style:text-properties officeooo:rsid="0031272e" officeooo:paragraph-rsid="0031272e"/>
    </style:style>
    <style:style style:name="P45" style:family="paragraph" style:parent-style-name="Text_20_body" style:list-style-name="L3">
      <style:paragraph-properties fo:text-align="start" style:justify-single-word="false"/>
      <style:text-properties officeooo:rsid="0031c3b4" officeooo:paragraph-rsid="0031c3b4"/>
    </style:style>
    <style:style style:name="P46" style:family="paragraph" style:parent-style-name="Text_20_body">
      <style:paragraph-properties fo:text-align="start" style:justify-single-word="false"/>
      <style:text-properties officeooo:rsid="0034f3d4" officeooo:paragraph-rsid="0034f3d4"/>
    </style:style>
    <style:style style:name="P47" style:family="paragraph" style:parent-style-name="Text_20_body">
      <style:paragraph-properties fo:text-align="start" style:justify-single-word="false"/>
      <style:text-properties officeooo:rsid="003b5d39" officeooo:paragraph-rsid="003b5d39"/>
    </style:style>
    <style:style style:name="P48" style:family="paragraph" style:parent-style-name="Text_20_body">
      <style:paragraph-properties fo:text-align="start" style:justify-single-word="false"/>
      <style:text-properties officeooo:rsid="003caa5a" officeooo:paragraph-rsid="003caa5a"/>
    </style:style>
    <style:style style:name="P49" style:family="paragraph" style:parent-style-name="Text_20_body">
      <style:paragraph-properties fo:text-align="start" style:justify-single-word="false"/>
      <style:text-properties officeooo:rsid="006e13ec" officeooo:paragraph-rsid="006e13ec"/>
    </style:style>
    <style:style style:name="P50" style:family="paragraph" style:parent-style-name="Text_20_body" style:list-style-name="L6">
      <style:paragraph-properties fo:text-align="start" style:justify-single-word="false"/>
      <style:text-properties officeooo:rsid="006e13ec" officeooo:paragraph-rsid="006e13ec"/>
    </style:style>
    <style:style style:name="P51" style:family="paragraph" style:parent-style-name="Text_20_body" style:list-style-name="L6">
      <style:paragraph-properties fo:text-align="start" style:justify-single-word="false"/>
      <style:text-properties officeooo:rsid="006e5e34" officeooo:paragraph-rsid="006e5e34"/>
    </style:style>
    <style:style style:name="P52" style:family="paragraph" style:parent-style-name="Text_20_body" style:list-style-name="L6">
      <style:paragraph-properties fo:text-align="start" style:justify-single-word="false"/>
      <style:text-properties officeooo:rsid="006f1012" officeooo:paragraph-rsid="006f1012"/>
    </style:style>
    <style:style style:name="P53" style:family="paragraph" style:parent-style-name="Text_20_body" style:list-style-name="L6">
      <style:paragraph-properties fo:text-align="start" style:justify-single-word="false"/>
      <style:text-properties officeooo:rsid="006f6e42" officeooo:paragraph-rsid="006f6e42"/>
    </style:style>
    <style:style style:name="P54" style:family="paragraph" style:parent-style-name="Text_20_body" style:list-style-name="L6">
      <style:paragraph-properties fo:text-align="start" style:justify-single-word="false"/>
      <style:text-properties officeooo:rsid="007039d7" officeooo:paragraph-rsid="007039d7"/>
    </style:style>
    <style:style style:name="P55" style:family="paragraph" style:parent-style-name="Title">
      <style:text-properties officeooo:rsid="00188549" officeooo:paragraph-rsid="00188549"/>
    </style:style>
    <style:style style:name="T1" style:family="text">
      <style:text-properties officeooo:rsid="001f73a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82e9e" style:font-style-asian="italic" style:font-style-complex="italic"/>
    </style:style>
    <style:style style:name="T4" style:family="text">
      <style:text-properties fo:font-style="italic" officeooo:rsid="002cd28f" style:font-style-asian="italic" style:font-style-complex="italic"/>
    </style:style>
    <style:style style:name="T5" style:family="text">
      <style:text-properties fo:font-style="italic" officeooo:rsid="00518877" style:font-style-asian="italic" style:font-style-complex="italic"/>
    </style:style>
    <style:style style:name="T6" style:family="text">
      <style:text-properties fo:font-style="italic" officeooo:rsid="005f88ab" style:font-style-asian="italic" style:font-style-complex="italic"/>
    </style:style>
    <style:style style:name="T7" style:family="text">
      <style:text-properties fo:font-style="italic" officeooo:rsid="006d1ec5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style:text-underline-style="none" officeooo:rsid="002fa8c2" style:font-style-asian="italic" style:font-style-complex="italic"/>
    </style:style>
    <style:style style:name="T10" style:family="text">
      <style:text-properties fo:font-style="italic" style:text-underline-style="none" officeooo:rsid="0036cff3" style:font-style-asian="italic" style:font-style-complex="italic"/>
    </style:style>
    <style:style style:name="T11" style:family="text">
      <style:text-properties fo:font-style="italic" style:text-underline-style="none" officeooo:rsid="00350e1c" style:font-style-asian="italic" style:font-style-complex="italic"/>
    </style:style>
    <style:style style:name="T12" style:family="text">
      <style:text-properties fo:font-style="italic" style:text-underline-style="none" fo:font-weight="normal" officeooo:rsid="006d37ae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officeooo:rsid="006db73b" style:font-style-asian="italic" style:font-weight-asian="normal" style:font-style-complex="italic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tyle="normal" style:text-underline-style="none" officeooo:rsid="002fa8c2" style:font-style-asian="normal" style:font-style-complex="normal"/>
    </style:style>
    <style:style style:name="T17" style:family="text">
      <style:text-properties fo:font-style="normal" style:text-underline-style="none" officeooo:rsid="0031e04e" style:font-style-asian="normal" style:font-style-complex="normal"/>
    </style:style>
    <style:style style:name="T18" style:family="text">
      <style:text-properties fo:font-style="normal" style:text-underline-style="none" officeooo:rsid="00350e1c" style:font-style-asian="normal" style:font-style-complex="normal"/>
    </style:style>
    <style:style style:name="T19" style:family="text">
      <style:text-properties fo:font-style="normal" style:text-underline-style="none" officeooo:rsid="0036cff3" style:font-style-asian="normal" style:font-style-complex="normal"/>
    </style:style>
    <style:style style:name="T20" style:family="text">
      <style:text-properties fo:font-style="normal" style:text-underline-style="none" officeooo:rsid="0034f3d4" style:font-style-asian="normal" style:font-style-complex="normal"/>
    </style:style>
    <style:style style:name="T21" style:family="text">
      <style:text-properties fo:font-style="normal" style:text-underline-style="none" officeooo:rsid="003707e9" style:font-style-asian="normal" style:font-style-complex="normal"/>
    </style:style>
    <style:style style:name="T22" style:family="text">
      <style:text-properties fo:font-style="normal" style:text-underline-style="none" officeooo:rsid="00380b93" style:font-style-asian="normal" style:font-style-complex="normal"/>
    </style:style>
    <style:style style:name="T23" style:family="text">
      <style:text-properties fo:font-style="normal" style:text-underline-style="none" officeooo:rsid="0039a9a4" style:font-style-asian="normal" style:font-style-complex="normal"/>
    </style:style>
    <style:style style:name="T24" style:family="text">
      <style:text-properties fo:font-style="normal" style:text-underline-style="none" officeooo:rsid="003ea81c" style:font-style-asian="normal" style:font-style-complex="normal"/>
    </style:style>
    <style:style style:name="T2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6d37ae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6db73b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6e5e34" style:font-style-asian="normal" style:font-weight-asian="normal" style:font-style-complex="normal" style:font-weight-complex="normal"/>
    </style:style>
    <style:style style:name="T29" style:family="text">
      <style:text-properties officeooo:rsid="00282e9e"/>
    </style:style>
    <style:style style:name="T30" style:family="text">
      <style:text-properties officeooo:rsid="002cd28f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officeooo:rsid="003ea81c"/>
    </style:style>
    <style:style style:name="T33" style:family="text">
      <style:text-properties style:text-underline-style="none" officeooo:rsid="003f330a"/>
    </style:style>
    <style:style style:name="T34" style:family="text">
      <style:text-properties style:text-underline-style="none" officeooo:rsid="0040ce36"/>
    </style:style>
    <style:style style:name="T35" style:family="text">
      <style:text-properties officeooo:rsid="004a8ff2"/>
    </style:style>
    <style:style style:name="T36" style:family="text">
      <style:text-properties officeooo:rsid="004bb58a"/>
    </style:style>
    <style:style style:name="T37" style:family="text">
      <style:text-properties officeooo:rsid="00518877"/>
    </style:style>
    <style:style style:name="T38" style:family="text">
      <style:text-properties officeooo:rsid="00546e3f"/>
    </style:style>
    <style:style style:name="T39" style:family="text">
      <style:text-properties officeooo:rsid="0055ad61"/>
    </style:style>
    <style:style style:name="T40" style:family="text">
      <style:text-properties officeooo:rsid="00565464"/>
    </style:style>
    <style:style style:name="T41" style:family="text">
      <style:text-properties officeooo:rsid="00583fa3"/>
    </style:style>
    <style:style style:name="T42" style:family="text">
      <style:text-properties officeooo:rsid="005ceab0"/>
    </style:style>
    <style:style style:name="T43" style:family="text">
      <style:text-properties officeooo:rsid="005d380f"/>
    </style:style>
    <style:style style:name="T44" style:family="text">
      <style:text-properties officeooo:rsid="005f88ab"/>
    </style:style>
    <style:style style:name="T45" style:family="text">
      <style:text-properties officeooo:rsid="0062ea7e"/>
    </style:style>
    <style:style style:name="T46" style:family="text">
      <style:text-properties officeooo:rsid="0064104a"/>
    </style:style>
    <style:style style:name="T47" style:family="text">
      <style:text-properties officeooo:rsid="0064a6b7"/>
    </style:style>
    <style:style style:name="T48" style:family="text">
      <style:text-properties officeooo:rsid="0065a3ae"/>
    </style:style>
    <style:style style:name="T49" style:family="text">
      <style:text-properties officeooo:rsid="0066dc67"/>
    </style:style>
    <style:style style:name="T50" style:family="text">
      <style:text-properties officeooo:rsid="006bbbfc"/>
    </style:style>
    <style:style style:name="T51" style:family="text">
      <style:text-properties officeooo:rsid="006d1e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Virtualization</text:p>
      <text:p text:style-name="P1">Interlude: Memory API</text:p>
      <text:p text:style-name="P2">Problem: How Do We Allocate And Manage Memory?</text:p>
      <text:p text:style-name="P3">In this chapter we will discuss the memory allocation interface in Unix systems. <text:span text:style-name="T1">How to allocate and manage memory is critical in building a robust and reliable software. </text:span></text:p>
      <text:p text:style-name="P4">14.1 Types of Memories</text:p>
      <text:p text:style-name="P5">There are 2 types of memories allocated in a C program, a <text:span text:style-name="T2">stack</text:span> memory and a <text:span text:style-name="T2">heap</text:span><text:span text:style-name="T14"> memory.</text:span></text:p>
      <text:p text:style-name="P10">Stack Memory:</text:p>
      <text:list xml:id="list2633760769" text:style-name="L1">
        <text:list-item>
          <text:p text:style-name="P14">Also called <text:span text:style-name="T2">automatic memory</text:span></text:p>
        </text:list-item>
        <text:list-item>
          <text:p text:style-name="P13">Implicitly handled by the compiler (allocation and deallocation)</text:p>
        </text:list-item>
      </text:list>
      <text:p text:style-name="P11">Heap Memory: </text:p>
      <text:list xml:id="list1285462333" text:style-name="L2">
        <text:list-item>
          <text:p text:style-name="P15">Long-lived memory</text:p>
        </text:list-item>
        <text:list-item>
          <text:p text:style-name="P15">Explcitly handled by the programmer (allocation and deallocation)</text:p>
        </text:list-item>
      </text:list>
      <text:p text:style-name="P16">14.2 The <text:span text:style-name="T2">malloc() </text:span>Call</text:p>
      <text:p text:style-name="P19">Dependencies: <text:span text:style-name="T2">#include &lt;stdlib.h&gt;</text:span></text:p>
      <text:p text:style-name="P16">Argument value: <text:span text:style-name="T2">size</text:span>, <text:span text:style-name="T30">normally </text:span><text:span text:style-name="T4">sizeof</text:span><text:span text:style-name="T30"> is used.</text:span></text:p>
      <text:p text:style-name="P17">Return value: <text:span text:style-name="T2">Pointer </text:span>to the alocated space or <text:span text:style-name="T2">NULL</text:span> on failure.</text:p>
      <text:p text:style-name="P18"><text:span text:style-name="T29">Write </text:span><text:span text:style-name="T3">man malloc</text:span><text:span text:style-name="T29"> in terminal for details. </text:span></text:p>
      <text:p text:style-name="P20">Important: </text:p>
      <text:list xml:id="list1648171419" text:style-name="L3">
        <text:list-item>
          <text:p text:style-name="P6"><text:span text:style-name="T9">sizeof</text:span><text:span text:style-name="T16"> is called during compile time and not run time, thus an operator. </text:span></text:p>
        </text:list-item>
        <text:list-item>
          <text:p text:style-name="P44"><text:span text:style-name="T16">M</text:span><text:span text:style-name="T15">alloc() returns a </text:span><text:span text:style-name="T8">void pointer</text:span><text:span text:style-name="T15"> because it’s up to the programmer what to with the address. </text:span></text:p>
        </text:list-item>
        <text:list-item>
          <text:p text:style-name="P45"><text:span text:style-name="T15">So when malloc is used and we want the address assigned to another pointer type, we must </text:span><text:span text:style-name="T8">cast</text:span><text:span text:style-name="T15"> </text:span><text:span text:style-name="T17">(reassurance).</text:span></text:p>
        </text:list-item>
      </text:list>
      <text:p text:style-name="P46"><text:span text:style-name="T17">1</text:span><text:span text:style-name="T15">4.3 The </text:span><text:span text:style-name="T8">free() </text:span><text:span text:style-name="T15">Call</text:span></text:p>
      <text:p text:style-name="P7"><text:span text:style-name="T20">Allocating memory is easy but knowing when, how, and even if to free the memory is harder. </text:span><text:span text:style-name="T19">The call</text:span><text:span text:style-name="T10"> free()</text:span><text:span text:style-name="T11"> </text:span><text:span text:style-name="T18">will </text:span><text:span text:style-name="T19">deallocate (free)</text:span><text:span text:style-name="T18"> heap memory of </text:span><text:span text:style-name="T21">a</text:span><text:span text:style-name="T18"> given pointer. </text:span><text:span text:style-name="T22">Details are tracked within the library so no arguments are needed </text:span><text:span text:style-name="T23">besides the pointer. </text:span></text:p>
      <text:p text:style-name="P47"><text:span text:style-name="T23">1</text:span><text:span text:style-name="T15">4.4 Common Errors</text:span></text:p>
      <text:p text:style-name="P48"><text:span text:style-name="T15">There are many errors in using dynamic memory allocation which does not provide errors and warnings in the compiler. This is dangerous and is a problem that has lead newer programming languages to suppport automatic memory management </text:span><text:span text:style-name="T24">(e.g. garbage collection in Java and C++). </text:span></text:p>
      <text:p text:style-name="P41"><text:span text:style-name="T32">F</text:span><text:span text:style-name="T31">orgetting To Allocate Memory</text:span></text:p>
      <text:p text:style-name="P12"><text:soft-page-break/><text:span text:style-name="T32"/></text:p>
      <text:p text:style-name="P12"><text:span text:style-name="T32">c</text:span><text:span text:style-name="T31">har* src = “hello”;</text:span></text:p>
      <text:p text:style-name="P12"><text:span text:style-name="T31">char* dst;<text:tab/><text:tab/>// </text:span><text:span text:style-name="T33">unallocated</text:span></text:p>
      <text:p text:style-name="P12"><text:span text:style-name="T31">strcpy(dst, src); <text:tab/>// </text:span><text:span text:style-name="T33">segmentation fault</text:span></text:p>
      <text:p text:style-name="P12"><text:span text:style-name="T34"/></text:p>
      <text:p text:style-name="P38"><text:span text:style-name="T31">A normal runtime error is </text:span><text:span text:style-name="T8">segmentation fault</text:span><text:span text:style-name="T31"> which is a fancy word for: YOU DID SOMETHING WRONG WITH MEMORY YU FOOLISH PROGRAMMER AND I AM ANGRY.</text:span></text:p>
      <text:p text:style-name="P39">Tip: <text:s/>It Compiled Or It Ran != It Is Correct</text:p>
      <text:p text:style-name="P21">Don’t blame the OS, compiler or HW, the problem is probably in your code. <text:span text:style-name="T35">The code can run correctly </text:span><text:span text:style-name="T36">once </text:span><text:span text:style-name="T35">but it does not mean it is correct. </text:span></text:p>
      <text:p text:style-name="P42"><text:span text:style-name="T31">Not Allocating Enough Memory</text:span></text:p>
      <text:p text:style-name="P43"><text:span text:style-name="T31">Not allocating enough memory is sometimes called </text:span><text:span text:style-name="T8">buffer overflow</text:span><text:span text:style-name="T31">. <text:s/></text:span></text:p>
      <text:p text:style-name="P22">Forgetting To Initialize Allocated Memory</text:p>
      <text:p text:style-name="P27">malloc is called properly but values are not filled into your allocated data type. <text:span text:style-name="T37">Your program will eventually encounter an </text:span><text:span text:style-name="T5">unitialized read</text:span><text:span text:style-name="T37">. </text:span><text:span text:style-name="T38">We will read a random number. </text:span></text:p>
      <text:p text:style-name="P23">Forgetting To Free Memory</text:p>
      <text:p text:style-name="P28">This is known as a <text:span text:style-name="T2">memory leak</text:span>. <text:span text:style-name="T39">In long-running applications or systems (such as the OS itself). </text:span><text:span text:style-name="T40">We <text:s/>will thus run out of memory. </text:span><text:span text:style-name="T41">Therefore, when you are done with a chunk of memory, you should free it. </text:span></text:p>
      <text:p text:style-name="P24">Freeing Memory Before You Are Done With It</text:p>
      <text:p text:style-name="P29">This problem is called a <text:span text:style-name="T2">dangling pointer, </text:span>which usage can crash the program or overwrite valid memory. </text:p>
      <text:p text:style-name="P25">Freeing Memory Repeatedly</text:p>
      <text:p text:style-name="P30">When program free memory more than once, known as the <text:span text:style-name="T2">double free</text:span>. <text:span text:style-name="T42">The result in ding so is undefined, </text:span><text:span text:style-name="T43">and crashed are common.</text:span></text:p>
      <text:p text:style-name="P26">Calling <text:span text:style-name="T2">free() </text:span>Incorrectly</text:p>
      <text:p text:style-name="P31">If you try to free values other than a pointer received from malloc is dangerous, <text:span text:style-name="T44">these are called </text:span><text:span text:style-name="T6">invalid frees</text:span><text:span text:style-name="T44">. </text:span></text:p>
      <text:p text:style-name="P40">Note: Why No Memory Is Leaked Once Your Process Exits?</text:p>
      <text:p text:style-name="P32">There are 2 level of memory management in the system. One performed by the OS, and the second performed within each process. <text:span text:style-name="T45">When a process exits, the OS will reclaim all the memoory f the process. </text:span><text:span text:style-name="T46">Thus for short-lived programs memory leakage is not a big </text:span><text:span text:style-name="T47">operational </text:span><text:span text:style-name="T46">problem</text:span><text:span text:style-name="T47">s. </text:span></text:p>
      <text:p text:style-name="P33"><text:span text:style-name="T47">Writing a long-running program such as a server or an OS, one must be careful with memory management. </text:span><text:span text:style-name="T48">Thos who write the kernel of an OS has the toughest job since even small memory leakages could lead to a crash. </text:span></text:p>
      <text:p text:style-name="P33"><text:soft-page-break/><text:span text:style-name="T49">Summary</text:span><text:span text:style-name="T46"> </text:span></text:p>
      <text:p text:style-name="P34">Programs like <text:span text:style-name="T2">purify </text:span>and <text:span text:style-name="T2">valgrind </text:span>are excellent tools to help out in memeory management. </text:p>
      <text:p text:style-name="P35">14.5 Underlying OS Support</text:p>
      <text:p text:style-name="P35">The calls <text:span text:style-name="T2">malloc() </text:span>and <text:span text:style-name="T2">free() </text:span>are <text:span text:style-name="T2">library calls </text:span>managed within the virtual address space, built upon some <text:span text:style-name="T2">system calls</text:span></text:p>
      <text:p text:style-name="P36">One can also obtain memory from the OS via the <text:span text:style-name="T2">nmap()</text:span> call. By passing the right argument to the command, <text:span text:style-name="T2">nmap() </text:span>creates <text:span text:style-name="T2">anonimous </text:span>memory region <text:span text:style-name="T50">within your program – </text:span><text:span text:style-name="T51">A region associated with </text:span><text:span text:style-name="T7">swap space</text:span><text:span text:style-name="T51"> (not to any particular file). <text:s/></text:span></text:p>
      <text:p text:style-name="P37">14.6 Other Calls</text:p>
      <text:p text:style-name="P37">There are also the calls <text:span text:style-name="T2">calloc() </text:span>and <text:span text:style-name="T2">realloc(). </text:span></text:p>
      <text:list xml:id="list3328041999" text:style-name="L5">
        <text:list-item>
          <text:p text:style-name="P8"><text:span text:style-name="T26">The call </text:span><text:span text:style-name="T12">calloc() </text:span><text:span text:style-name="T26">allocates memory and zeroes it before returning, this prevent</text:span><text:span text:style-name="T27">s e.g.</text:span><text:span text:style-name="T26"> uninitialized reads. </text:span></text:p>
        </text:list-item>
        <text:list-item>
          <text:p text:style-name="P9"><text:span text:style-name="T27">The call </text:span><text:span text:style-name="T13">realloc() </text:span><text:span text:style-name="T27">can be used when you have space allocated but need to add something to it (reallcates a larger area and copies over the old one). </text:span></text:p>
        </text:list-item>
      </text:list>
      <text:p text:style-name="P49"><text:span text:style-name="T25">14.7 </text:span><text:span text:style-name="T27">S</text:span><text:span text:style-name="T25">ummary</text:span></text:p>
      <text:list xml:id="list189497125" text:style-name="L6">
        <text:list-item>
          <text:p text:style-name="P50"><text:span text:style-name="T25">Types of memory</text:span></text:p>
          <text:list>
            <text:list-item>
              <text:p text:style-name="P50"><text:span text:style-name="T25">Stack</text:span></text:p>
            </text:list-item>
            <text:list-item>
              <text:p text:style-name="P50"><text:span text:style-name="T25">Heap</text:span></text:p>
            </text:list-item>
          </text:list>
        </text:list-item>
        <text:list-item>
          <text:p text:style-name="P50"><text:span text:style-name="T25">Dynamic memory allocation library &lt;stdlib.h&gt;</text:span></text:p>
          <text:list>
            <text:list-item>
              <text:p text:style-name="P50"><text:span text:style-name="T25">malloc() - allocated memory</text:span></text:p>
            </text:list-item>
            <text:list-item>
              <text:p text:style-name="P50"><text:span text:style-name="T25">calloc() – allocated and zero-initialize memory</text:span></text:p>
            </text:list-item>
            <text:list-item>
              <text:p text:style-name="P50"><text:span text:style-name="T25">realloc() - reallocated </text:span><text:span text:style-name="T28">existing </text:span><text:span text:style-name="T25">memory</text:span></text:p>
            </text:list-item>
            <text:list-item>
              <text:p text:style-name="P51"><text:span text:style-name="T25">free() - deallocated (frees) memory</text:span></text:p>
            </text:list-item>
          </text:list>
        </text:list-item>
        <text:list-item>
          <text:p text:style-name="P52"><text:span text:style-name="T25">Common errors</text:span></text:p>
          <text:list>
            <text:list-item>
              <text:p text:style-name="P52"><text:span text:style-name="T25">Forgetting to allocate memory (segmentaion fault)</text:span></text:p>
            </text:list-item>
            <text:list-item>
              <text:p text:style-name="P52"><text:span text:style-name="T25">Not allocating enough memory (buffer overflow)</text:span></text:p>
            </text:list-item>
            <text:list-item>
              <text:p text:style-name="P52"><text:span text:style-name="T25">Forgetting to initialized allocated memory (uninitialized reads)</text:span></text:p>
            </text:list-item>
            <text:list-item>
              <text:p text:style-name="P52"><text:span text:style-name="T25">Forgetting to free memory (memory leak)</text:span></text:p>
            </text:list-item>
            <text:list-item>
              <text:p text:style-name="P52"><text:span text:style-name="T25">Freeing memory before your done with it (dangling pointer)</text:span></text:p>
            </text:list-item>
            <text:list-item>
              <text:p text:style-name="P52"><text:span text:style-name="T25">Freeing memory repeatedly (double free)</text:span></text:p>
            </text:list-item>
            <text:list-item>
              <text:p text:style-name="P52"><text:span text:style-name="T25">Calling free() incorrectly (invalid frees)</text:span></text:p>
            </text:list-item>
          </text:list>
        </text:list-item>
        <text:list-item>
          <text:p text:style-name="P53"><text:span text:style-name="T25">2 level of memrory management (OS and process)</text:span></text:p>
        </text:list-item>
        <text:list-item>
          <text:p text:style-name="P54"><text:span text:style-name="T25">malloc-library is a library call built upon the virtual memory system using system call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3:10:22.876252415</meta:creation-date>
    <dc:date>2020-11-09T15:45:03.952205069</dc:date>
    <meta:editing-duration>PT2H23M40S</meta:editing-duration>
    <meta:editing-cycles>85</meta:editing-cycles>
    <meta:generator>LibreOffice/6.4.6.2$Linux_X86_64 LibreOffice_project/40$Build-2</meta:generator>
    <meta:document-statistic meta:table-count="0" meta:image-count="0" meta:object-count="0" meta:page-count="3" meta:paragraph-count="75" meta:word-count="861" meta:character-count="5118" meta:non-whitespace-character-count="4329"/>
  </office:meta>
</office:document-meta>
</file>